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24d9" officeooo:paragraph-rsid="001724d9"/>
    </style:style>
    <style:style style:name="P2" style:family="paragraph" style:parent-style-name="Standard">
      <style:text-properties officeooo:rsid="0017a122" officeooo:paragraph-rsid="0017a122"/>
    </style:style>
    <style:style style:name="T1" style:family="text">
      <style:text-properties officeooo:rsid="0017a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propósito do projeto é fornecer aos alunos e funcionários da Unifor transporte seguro e de qualidade. De modo que os passageiros dos carrinhos saibam para aonde vão e quanto tempo demorará para chegar nas localidades, <text:span text:style-name="T1">priorizando atendimento à pessoas com debilidades motoras, e audiovisuais.</text:span></text:p>
      <text:p text:style-name="P1"/>
      <text:p text:style-name="P2">A relevância do projeto se dá no fato de atingir o objetivo da ética que é o aprimoramento da convivência além de atender ao objetivo de acessibilidade e democratização dos meios de transpor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6T15:53:57.355000000</meta:creation-date>
    <dc:date>2025-04-16T16:11:01.638000000</dc:date>
    <meta:editing-duration>PT6M54S</meta:editing-duration>
    <meta:editing-cycles>1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78" meta:character-count="487" meta:non-whitespace-character-count="411"/>
  </office:meta>
</office:document-meta>
</file>